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38106445141409712" text:style-name="Outline">
        <text:list-item>
          <text:h text:style-name="P3" text:outline-level="1">Focus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text:tab/><text:a xlink:type="simple" xlink:href="https://www.didierboelens.com/2018/04/hint-4-ensure-a-textfield-or-textformfield-is-visible-in-the-viewport-when-has-the-focus/" text:style-name="Internet_20_link" text:visited-style-name="Visited_20_Internet_20_Link">Focu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6T22:07:27</meta:creation-date>
    <meta:editing-duration>PT1M2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6" meta:character-count="130"/>
    <dc:date>2019-03-16T22:08:28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